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7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6.573cm" svg:y="0.526cm">
            <draw:object draw:notify-on-update-of-ranges="Feuille1.A2:Feuille1.A2 Feuille1.A3:Feuille1.A12 Feuille1.B2:Feuille1.B2 Feuille1.B3:Feuille1.B12 Feuille1.C2:Feuille1.C2 Feuille1.C3:Feuille1.C12 Feuille1.D2:Feuille1.D2 Feuille1.D3:Feuille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73cm" svg:y="0.526cm">
            <draw:object draw:notify-on-update-of-ranges="Feuille1.A2:Feuille1.A2 Feuille1.A3:Feuille1.A12 Feuille1.D2:Feuille1.D2 Feuille1.D3:Feuille1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HUFFMA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om du fichier</text:p>
          </table:table-cell>
          <table:table-cell office:value-type="string" calcext:value-type="string">
            <text:p>Taille Non Compressé</text:p>
          </table:table-cell>
          <table:table-cell office:value-type="string" calcext:value-type="string">
            <text:p>Taille Compressé</text:p>
          </table:table-cell>
          <table:table-cell table:style-name="Default" office:value-type="string" calcext:value-type="string">
            <text:p>Taux de compression = 1-Rapport Compressé/Non Compressé</text:p>
          </table:table-cell>
        </table:table-row>
        <table:table-row table:style-name="ro1">
          <table:table-cell office:value-type="string" calcext:value-type="string">
            <text:p>png (Megaman)</text:p>
          </table:table-cell>
          <table:table-cell office:value-type="float" office:value="31132" calcext:value-type="float">
            <text:p>31132</text:p>
          </table:table-cell>
          <table:table-cell office:value-type="float" office:value="32635" calcext:value-type="float">
            <text:p>32635</text:p>
          </table:table-cell>
          <table:table-cell table:formula="of:=(1-[.C3]/[.B3])" office:value-type="percentage" office:value="-0.0482782988564821" calcext:value-type="percentage">
            <text:p/>
          </table:table-cell>
        </table:table-row>
        <table:table-row table:style-name="ro1">
          <table:table-cell office:value-type="string" calcext:value-type="string">
            <text:p>mp3 (The echelon effect)</text:p>
          </table:table-cell>
          <table:table-cell office:value-type="float" office:value="4964517" calcext:value-type="float">
            <text:p>4964517</text:p>
          </table:table-cell>
          <table:table-cell office:value-type="float" office:value="4959655" calcext:value-type="float">
            <text:p>4959655</text:p>
          </table:table-cell>
          <table:table-cell table:formula="of:=(1-[.C4]/[.B4])" office:value-type="percentage" office:value="0.000979350055604566" calcext:value-type="percentage">
            <text:p/>
          </table:table-cell>
        </table:table-row>
        <table:table-row table:style-name="ro1">
          <table:table-cell office:value-type="string" calcext:value-type="string">
            <text:p>mpeg (video centaur₂.mpeg)</text:p>
          </table:table-cell>
          <table:table-cell office:value-type="float" office:value="10727428" calcext:value-type="float">
            <text:p>10727428</text:p>
          </table:table-cell>
          <table:table-cell office:value-type="float" office:value="9868152" calcext:value-type="float">
            <text:p>9868152</text:p>
          </table:table-cell>
          <table:table-cell table:formula="of:=(1-[.C5]/[.B5])" office:value-type="percentage" office:value="0.0801008405742737" calcext:value-type="percentage">
            <text:p/>
          </table:table-cell>
        </table:table-row>
        <table:table-row table:style-name="ro1">
          <table:table-cell office:value-type="string" calcext:value-type="string">
            <text:p>binaire (codage)</text:p>
          </table:table-cell>
          <table:table-cell office:value-type="float" office:value="26065" calcext:value-type="float">
            <text:p>26065</text:p>
          </table:table-cell>
          <table:table-cell office:value-type="float" office:value="20444" calcext:value-type="float">
            <text:p>20444</text:p>
          </table:table-cell>
          <table:table-cell table:formula="of:=(1-[.C6]/[.B6])" office:value-type="percentage" office:value="0.215653174755419" calcext:value-type="percentage">
            <text:p/>
          </table:table-cell>
        </table:table-row>
        <table:table-row table:style-name="ro1">
          <table:table-cell office:value-type="string" calcext:value-type="string">
            <text:p>wav (techno.wav)</text:p>
          </table:table-cell>
          <table:table-cell office:value-type="float" office:value="466617" calcext:value-type="float">
            <text:p>466617</text:p>
          </table:table-cell>
          <table:table-cell office:value-type="float" office:value="362337" calcext:value-type="float">
            <text:p>362337</text:p>
          </table:table-cell>
          <table:table-cell table:formula="of:=(1-[.C7]/[.B7])" office:value-type="percentage" office:value="0.22348092761301" calcext:value-type="percentage">
            <text:p/>
          </table:table-cell>
        </table:table-row>
        <table:table-row table:style-name="ro1">
          <table:table-cell office:value-type="string" calcext:value-type="string">
            <text:p>bmp (Megaman)</text:p>
          </table:table-cell>
          <table:table-cell office:value-type="float" office:value="353334" calcext:value-type="float">
            <text:p>353334</text:p>
          </table:table-cell>
          <table:table-cell office:value-type="float" office:value="256716" calcext:value-type="float">
            <text:p>256716</text:p>
          </table:table-cell>
          <table:table-cell table:formula="of:=(1-[.C8]/[.B8])" office:value-type="percentage" office:value="0.273446653874238" calcext:value-type="percentage">
            <text:p/>
          </table:table-cell>
        </table:table-row>
        <table:table-row table:style-name="ro1">
          <table:table-cell office:value-type="string" calcext:value-type="string">
            <text:p>.c (list_manager.c)</text:p>
          </table:table-cell>
          <table:table-cell office:value-type="float" office:value="11930" calcext:value-type="float">
            <text:p>11930</text:p>
          </table:table-cell>
          <table:table-cell office:value-type="float" office:value="7786" calcext:value-type="float">
            <text:p>7786</text:p>
          </table:table-cell>
          <table:table-cell table:formula="of:=(1-[.C9]/[.B9])" office:value-type="percentage" office:value="0.347359597652976" calcext:value-type="percentage">
            <text:p/>
          </table:table-cell>
        </table:table-row>
        <table:table-row table:style-name="ro1">
          <table:table-cell office:value-type="string" calcext:value-type="string">
            <text:p>html (MODE D'EMPLOI de GCC)</text:p>
          </table:table-cell>
          <table:table-cell office:value-type="float" office:value="189902" calcext:value-type="float">
            <text:p>189902</text:p>
          </table:table-cell>
          <table:table-cell office:value-type="float" office:value="118946" calcext:value-type="float">
            <text:p>118946</text:p>
          </table:table-cell>
          <table:table-cell table:formula="of:=(1-[.C10]/[.B10])" office:value-type="percentage" office:value="0.37364535391939" calcext:value-type="percentage">
            <text:p/>
          </table:table-cell>
        </table:table-row>
        <table:table-row table:style-name="ro1">
          <table:table-cell office:value-type="string" calcext:value-type="string">
            <text:p>bpm Noir et Blanc (goudyini-A) </text:p>
          </table:table-cell>
          <table:table-cell office:value-type="float" office:value="1014337" calcext:value-type="float">
            <text:p>1014337</text:p>
          </table:table-cell>
          <table:table-cell office:value-type="float" office:value="192637" calcext:value-type="float">
            <text:p>192637</text:p>
          </table:table-cell>
          <table:table-cell table:formula="of:=(1-[.C11]/[.B11])" office:value-type="percentage" office:value="0.81008579988702" calcext:value-type="percentage">
            <text:p/>
          </table:table-cell>
        </table:table-row>
        <table:table-row table:style-name="ro1">
          <table:table-cell office:value-type="string" calcext:value-type="string">
            <text:p>bpm Noir et Blanc (image-lettre-L) </text:p>
          </table:table-cell>
          <table:table-cell office:value-type="float" office:value="253621" calcext:value-type="float">
            <text:p>253621</text:p>
          </table:table-cell>
          <table:table-cell office:value-type="float" office:value="43825" calcext:value-type="float">
            <text:p>43825</text:p>
          </table:table-cell>
          <table:table-cell table:formula="of:=(1-[.C12]/[.B12])" office:value-type="percentage" office:value="0.827202794721257" calcext:value-type="percentage">
            <text:p/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Feuille1.A1:Feuille1.D1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9:35:44.631822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8:44:35.217561745</meta:creation-date>
    <dc:date>2014-06-03T10:47:33.317068852</dc:date>
    <meta:editing-duration>PT47M7S</meta:editing-duration>
    <meta:editing-cycles>19</meta:editing-cycles>
    <meta:generator>LibreOffice/4.2.3.3$Linux_X86_64 LibreOffice_project/420m0$Build-3</meta:generator>
    <meta:document-statistic meta:table-count="1" meta:cell-count="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33cm" svg:y="0.316cm" chart:style-name="ch2">
          <text:p>Taux de compression Huffman</text:p>
        </chart:title>
        <chart:legend chart:legend-position="end" svg:x="11.197cm" svg:y="3.306cm" style:legend-expansion="high" chart:style-name="ch3"/>
        <chart:plot-area chart:style-name="ch4" table:cell-range-address="Feuille1.A2:Feuille1.D12" chart:data-source-has-labels="both" svg:x="0.77cm" svg:y="1.661cm" svg:width="9.787cm" svg:height="6.739cm">
          <chartooo:coordinate-region svg:x="2.528cm" svg:y="1.86cm" svg:width="8.029cm" svg:height="3.454cm"/>
          <chart:axis chart:dimension="x" chart:name="primary-x" chart:style-name="ch5" chartooo:axis-type="auto">
            <chartooo:date-scale/>
            <chart:categories table:cell-range-address="Feuille1.A3:Feuille1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3:Feuille1.B12" chart:label-cell-address="Feuille1.B2:Feuille1.B2" chart:class="chart:bar">
            <chart:data-point chart:repeated="10"/>
          </chart:series>
          <chart:series chart:style-name="ch9" chart:values-cell-range-address="Feuille1.C3:Feuille1.C12" chart:label-cell-address="Feuille1.C2:Feuille1.C2" chart:class="chart:bar">
            <chart:data-point chart:repeated="10"/>
          </chart:series>
          <chart:series chart:style-name="ch10" chart:values-cell-range-address="Feuille1.D3:Feuille1.D12" chart:label-cell-address="Feuille1.D2:Feuille1.D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lle Non Compressé</text:p>
                <draw:g>
                  <svg:desc>Feuille1.B2:Feuille1.B2</svg:desc>
                </draw:g>
              </table:table-cell>
              <table:table-cell office:value-type="string">
                <text:p>Taille Compressé</text:p>
                <draw:g>
                  <svg:desc>Feuille1.C2:Feuille1.C2</svg:desc>
                </draw:g>
              </table:table-cell>
              <table:table-cell office:value-type="string">
                <text:p>Taux de compression = 1-Rapport Compressé/Non Compressé</text:p>
                <draw:g>
                  <svg:desc>Feuille1.D2:Feui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ng (Megaman)</text:p>
                <draw:g>
                  <svg:desc>Feuille1.A3:Feuille1.A12</svg:desc>
                </draw:g>
              </table:table-cell>
              <table:table-cell office:value-type="float" office:value="31132">
                <text:p>31132</text:p>
                <draw:g>
                  <svg:desc>Feuille1.B3:Feuille1.B12</svg:desc>
                </draw:g>
              </table:table-cell>
              <table:table-cell office:value-type="float" office:value="32635">
                <text:p>32635</text:p>
                <draw:g>
                  <svg:desc>Feuille1.C3:Feuille1.C12</svg:desc>
                </draw:g>
              </table:table-cell>
              <table:table-cell office:value-type="float" office:value="-0.0482782988564821">
                <text:p>-0.0482782988564821</text:p>
                <draw:g>
                  <svg:desc>Feuille1.D3:Feuille1.D12</svg:desc>
                </draw:g>
              </table:table-cell>
            </table:table-row>
            <table:table-row>
              <table:table-cell office:value-type="string">
                <text:p>mp3 (The echelon effect)</text:p>
              </table:table-cell>
              <table:table-cell office:value-type="float" office:value="4964517">
                <text:p>4964517</text:p>
              </table:table-cell>
              <table:table-cell office:value-type="float" office:value="4959655">
                <text:p>4959655</text:p>
              </table:table-cell>
              <table:table-cell office:value-type="float" office:value="0.000979350055604566">
                <text:p>0.000979350055604566</text:p>
              </table:table-cell>
            </table:table-row>
            <table:table-row>
              <table:table-cell office:value-type="string">
                <text:p>mpeg (video centaur₂.mpeg)</text:p>
              </table:table-cell>
              <table:table-cell office:value-type="float" office:value="10727428">
                <text:p>10727428</text:p>
              </table:table-cell>
              <table:table-cell office:value-type="float" office:value="9868152">
                <text:p>9868152</text:p>
              </table:table-cell>
              <table:table-cell office:value-type="float" office:value="0.0801008405742737">
                <text:p>0.0801008405742737</text:p>
              </table:table-cell>
            </table:table-row>
            <table:table-row>
              <table:table-cell office:value-type="string">
                <text:p>binaire (codage)</text:p>
              </table:table-cell>
              <table:table-cell office:value-type="float" office:value="26065">
                <text:p>26065</text:p>
              </table:table-cell>
              <table:table-cell office:value-type="float" office:value="20444">
                <text:p>20444</text:p>
              </table:table-cell>
              <table:table-cell office:value-type="float" office:value="0.215653174755419">
                <text:p>0.215653174755419</text:p>
              </table:table-cell>
            </table:table-row>
            <table:table-row>
              <table:table-cell office:value-type="string">
                <text:p>wav (techno.wav)</text:p>
              </table:table-cell>
              <table:table-cell office:value-type="float" office:value="466617">
                <text:p>466617</text:p>
              </table:table-cell>
              <table:table-cell office:value-type="float" office:value="362337">
                <text:p>362337</text:p>
              </table:table-cell>
              <table:table-cell office:value-type="float" office:value="0.22348092761301">
                <text:p>0.22348092761301</text:p>
              </table:table-cell>
            </table:table-row>
            <table:table-row>
              <table:table-cell office:value-type="string">
                <text:p>bmp (Megaman)</text:p>
              </table:table-cell>
              <table:table-cell office:value-type="float" office:value="353334">
                <text:p>353334</text:p>
              </table:table-cell>
              <table:table-cell office:value-type="float" office:value="256716">
                <text:p>256716</text:p>
              </table:table-cell>
              <table:table-cell office:value-type="float" office:value="0.273446653874238">
                <text:p>0.273446653874238</text:p>
              </table:table-cell>
            </table:table-row>
            <table:table-row>
              <table:table-cell office:value-type="string">
                <text:p>.c (list_manager.c)</text:p>
              </table:table-cell>
              <table:table-cell office:value-type="float" office:value="11930">
                <text:p>11930</text:p>
              </table:table-cell>
              <table:table-cell office:value-type="float" office:value="7786">
                <text:p>7786</text:p>
              </table:table-cell>
              <table:table-cell office:value-type="float" office:value="0.347359597652976">
                <text:p>0.347359597652976</text:p>
              </table:table-cell>
            </table:table-row>
            <table:table-row>
              <table:table-cell office:value-type="string">
                <text:p>html (MODE D'EMPLOI de GCC)</text:p>
              </table:table-cell>
              <table:table-cell office:value-type="float" office:value="189902">
                <text:p>189902</text:p>
              </table:table-cell>
              <table:table-cell office:value-type="float" office:value="118946">
                <text:p>118946</text:p>
              </table:table-cell>
              <table:table-cell office:value-type="float" office:value="0.37364535391939">
                <text:p>0.37364535391939</text:p>
              </table:table-cell>
            </table:table-row>
            <table:table-row>
              <table:table-cell office:value-type="string">
                <text:p>bpm Noir et Blanc (goudyini-A) </text:p>
              </table:table-cell>
              <table:table-cell office:value-type="float" office:value="1014337">
                <text:p>1014337</text:p>
              </table:table-cell>
              <table:table-cell office:value-type="float" office:value="192637">
                <text:p>192637</text:p>
              </table:table-cell>
              <table:table-cell office:value-type="float" office:value="0.81008579988702">
                <text:p>0.81008579988702</text:p>
              </table:table-cell>
            </table:table-row>
            <table:table-row>
              <table:table-cell office:value-type="string">
                <text:p>bpm Noir et Blanc (image-lettre-L) </text:p>
              </table:table-cell>
              <table:table-cell office:value-type="float" office:value="253621">
                <text:p>253621</text:p>
              </table:table-cell>
              <table:table-cell office:value-type="float" office:value="43825">
                <text:p>43825</text:p>
              </table:table-cell>
              <table:table-cell office:value-type="float" office:value="0.827202794721257">
                <text:p>0.827202794721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97cm" svg:y="3.804cm" style:legend-expansion="high" chart:style-name="ch2"/>
        <chart:plot-area chart:style-name="ch3" table:cell-range-address="Feuille1.A2:Feuille1.A12 Feuille1.D2:Feuille1.D12" chart:data-source-has-labels="both" svg:x="0.77cm" svg:y="0.855cm" svg:width="9.787cm" svg:height="7.545cm">
          <chartooo:coordinate-region svg:x="2.307cm" svg:y="1.054cm" svg:width="8.25cm" svg:height="5.713cm"/>
          <chart:axis chart:dimension="x" chart:name="primary-x" chart:style-name="ch4" chartooo:axis-type="auto">
            <chartooo:date-scale/>
            <chart:categories table:cell-range-address="Feuille1.A3:Feui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3:Feuille1.D12" chart:label-cell-address="Feuille1.D2:Feuille1.D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 de compression = 1-Rapport Compressé/Non Compressé</text:p>
                <draw:g>
                  <svg:desc>Feuille1.D2:Feui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ng (Megaman)</text:p>
                <draw:g>
                  <svg:desc>Feuille1.A3:Feuille1.A12</svg:desc>
                </draw:g>
              </table:table-cell>
              <table:table-cell office:value-type="float" office:value="-0.0482782988564821">
                <text:p>-0.0482782988564821</text:p>
                <draw:g>
                  <svg:desc>Feuille1.D3:Feuille1.D12</svg:desc>
                </draw:g>
              </table:table-cell>
            </table:table-row>
            <table:table-row>
              <table:table-cell office:value-type="string">
                <text:p>mp3 (The echelon effect)</text:p>
              </table:table-cell>
              <table:table-cell office:value-type="float" office:value="0.000979350055604566">
                <text:p>0.000979350055604566</text:p>
              </table:table-cell>
            </table:table-row>
            <table:table-row>
              <table:table-cell office:value-type="string">
                <text:p>mpeg (video centaur₂.mpeg)</text:p>
              </table:table-cell>
              <table:table-cell office:value-type="float" office:value="0.0801008405742737">
                <text:p>0.0801008405742737</text:p>
              </table:table-cell>
            </table:table-row>
            <table:table-row>
              <table:table-cell office:value-type="string">
                <text:p>binaire (codage)</text:p>
              </table:table-cell>
              <table:table-cell office:value-type="float" office:value="0.215653174755419">
                <text:p>0.215653174755419</text:p>
              </table:table-cell>
            </table:table-row>
            <table:table-row>
              <table:table-cell office:value-type="string">
                <text:p>wav (techno.wav)</text:p>
              </table:table-cell>
              <table:table-cell office:value-type="float" office:value="0.22348092761301">
                <text:p>0.22348092761301</text:p>
              </table:table-cell>
            </table:table-row>
            <table:table-row>
              <table:table-cell office:value-type="string">
                <text:p>bmp (Megaman)</text:p>
              </table:table-cell>
              <table:table-cell office:value-type="float" office:value="0.273446653874238">
                <text:p>0.273446653874238</text:p>
              </table:table-cell>
            </table:table-row>
            <table:table-row>
              <table:table-cell office:value-type="string">
                <text:p>.c (list_manager.c)</text:p>
              </table:table-cell>
              <table:table-cell office:value-type="float" office:value="0.347359597652976">
                <text:p>0.347359597652976</text:p>
              </table:table-cell>
            </table:table-row>
            <table:table-row>
              <table:table-cell office:value-type="string">
                <text:p>html (MODE D'EMPLOI de GCC)</text:p>
              </table:table-cell>
              <table:table-cell office:value-type="float" office:value="0.37364535391939">
                <text:p>0.37364535391939</text:p>
              </table:table-cell>
            </table:table-row>
            <table:table-row>
              <table:table-cell office:value-type="string">
                <text:p>bpm Noir et Blanc (goudyini-A) </text:p>
              </table:table-cell>
              <table:table-cell office:value-type="float" office:value="0.81008579988702">
                <text:p>0.81008579988702</text:p>
              </table:table-cell>
            </table:table-row>
            <table:table-row>
              <table:table-cell office:value-type="string">
                <text:p>bpm Noir et Blanc (image-lettre-L) </text:p>
              </table:table-cell>
              <table:table-cell office:value-type="float" office:value="0.827202794721257">
                <text:p>0.827202794721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